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494cm" fo:margin-bottom="0.494cm" fo:line-height="100%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4" style:family="paragraph" style:parent-style-name="Standard">
      <style:paragraph-properties fo:margin-top="0.494cm" fo:margin-bottom="0.494cm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WWNum1">
      <style:paragraph-properties fo:margin-left="1.27cm" fo:margin-right="0cm" fo:margin-top="0.494cm" fo:margin-bottom="0cm" fo:line-height="100%" fo:text-indent="-0.635cm" style:auto-text-indent="false"/>
    </style:style>
    <style:style style:name="P7" style:family="paragraph" style:parent-style-name="Standard" style:list-style-name="WWNum1">
      <style:paragraph-properties fo:margin-left="1.27cm" fo:margin-right="0cm" fo:margin-top="0cm" fo:margin-bottom="0cm" fo:line-height="100%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margin-top="0cm" fo:margin-bottom="0.494cm" fo:line-height="100%" fo:text-indent="-0.635cm" style:auto-text-indent="fals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Courier New" fo:font-size="10pt" style:font-name-asian="Courier New2" style:font-size-asian="10pt" style:font-name-complex="Courier New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ce Javascript 2 Les Variables</text:p>
      <text:p text:style-name="P1"/>
      <text:p text:style-name="P4">Exercice : Création de variables</text:p>
      <text:p text:style-name="P5">En utilisant la console JavaScript :</text:p>
      <text:p text:style-name="P5">1) Créez les variables suivantes :</text:p>
      <text:list xml:id="list4799791104982985395" text:style-name="WWNum1">
        <text:list-item>
          <text:p text:style-name="P6"><text:span text:style-name="T1">la variable </text:span><text:span text:style-name="T2">monNombre</text:span><text:span text:style-name="T1"> avec une valeur de </text:span><text:span text:style-name="T2">4</text:span><text:span text:style-name="T1">,</text:span></text:p>
        </text:list-item>
        <text:list-item>
          <text:p text:style-name="P7"><text:span text:style-name="T1">la variable </text:span><text:span text:style-name="T2">maChaine</text:span><text:span text:style-name="T1"> contenant </text:span><text:span text:style-name="T2">'bonjour ! :-)'</text:span><text:span text:style-name="T1">,</text:span></text:p>
        </text:list-item>
        <text:list-item>
          <text:p text:style-name="P7"><text:span text:style-name="T1">la variable </text:span><text:span text:style-name="T2">monBooleen</text:span><text:span text:style-name="T1"> valant </text:span><text:span text:style-name="T2">false</text:span><text:span text:style-name="T1">,</text:span></text:p>
        </text:list-item>
        <text:list-item>
          <text:p text:style-name="P8"><text:span text:style-name="T1">et une variable </text:span><text:span text:style-name="T2">sansValeur</text:span><text:span text:style-name="T1"> à laquelle vous n’aurez affecté aucune valeur.</text:span></text:p>
        </text:list-item>
      </text:list>
      <text:p text:style-name="P2"><text:span text:style-name="T1">2) Pour confirmer que vos variables sont correctes, vérifiez que chaque instruction répond </text:span><text:span text:style-name="T2">true</text:span><text:span text:style-name="T1">: </text:span></text:p>
      <text:p text:style-name="Standard">let monNombre = 4;<text:line-break/>let maChaine = 'bonjour ! :-)';<text:line-break/>let monBooleen = false;<text:line-break/>let sansValeur;<text:line-break/>monNombre===4;<text:line-break/>true<text:line-break/>monNombre<text:line-break/>4<text:line-break/>monBooleen<text:line-break/>false<text:line-break/><text:line-break/>maChaine<text:line-break/>'bonjour ! :-)'<text:line-break/>sansValeur<text:line-break/>undefined</text:p>
      <text:p text:style-name="Standard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Label_20_1" style:display-name="ListLabel 1" style:family="text">
      <style:text-properties fo:font-size="10pt" style:font-name-asian="Noto Sans Symbols1" style:font-size-asian="10pt" style:font-name-complex="Noto Sans Symbols1" style:font-size-complex="10pt"/>
    </style:style>
    <style:style style:name="ListLabel_20_2" style:display-name="ListLabel 2" style:family="text">
      <style:text-properties fo:font-size="10pt" style:font-name-asian="Courier New2" style:font-size-asian="10pt" style:font-name-complex="Courier New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2-19T12:03:26.30</dc:date>
    <meta:generator>OpenOffice/4.1.14$Win32 OpenOffice.org_project/4114m1$Build-9811</meta:generator>
    <meta:document-statistic meta:table-count="0" meta:image-count="0" meta:object-count="0" meta:page-count="1" meta:paragraph-count="11" meta:word-count="100" meta:character-count="624"/>
    <meta:editing-duration>PT1H16S</meta:editing-duration>
    <meta:editing-cycles>1</meta:editing-cycles>
  </office:meta>
</office:document-meta>
</file>